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4" svg:font-family="Tahoma"/>
    <style:font-face style:name="Liberation Mono" svg:font-family="'Liberation Mono', Liberation" style:font-family-generic="moder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3" svg:font-family="Tahoma" style:font-pitch="variable"/>
    <style:font-face style:name="Arial-BoldMT" svg:font-family="Arial-Bold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Negrit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-left="none" fo:border-right="none" fo:border-top="1pt solid #6666ff" fo:border-bottom="none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8.5cm" style:rel-column-width="32767*"/>
    </style:style>
    <style:style style:name="Taula6.B" style:family="table-column">
      <style:table-column-properties style:column-width="8.5cm" style:rel-column-width="32768*"/>
    </style:style>
    <style:style style:name="Tau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1" style:family="table-cell">
      <style:table-cell-properties fo:background-color="#dddddd" fo:padding="0.097cm" fo:border="0.05pt solid #000000">
        <style:background-image/>
      </style:table-cell-properties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5" style:family="table-cell">
      <style:table-cell-properties fo:padding="0.097cm" fo:border-left="0.05pt solid #000000" fo:border-right="none" fo:border-top="none" fo:border-bottom="0.05pt solid #000000"/>
    </style:style>
    <style:style style:name="Tau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6" style:family="table-cell">
      <style:table-cell-properties fo:padding="0.097cm" fo:border-left="0.05pt solid #000000" fo:border-right="none" fo:border-top="none" fo:border-bottom="0.05pt solid #000000"/>
    </style:style>
    <style:style style:name="Tau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7" style:family="table-cell">
      <style:table-cell-properties fo:padding="0.097cm" fo:border-left="0.05pt solid #000000" fo:border-right="none" fo:border-top="none" fo:border-bottom="0.05pt solid #000000"/>
    </style:style>
    <style:style style:name="Tau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 style:writing-mode="lr-tb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-left="none" fo:border-right="none" fo:border-top="1pt solid #6666ff" fo:border-bottom="none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-left="none" fo:border-right="none" fo:border-top="1pt solid #6666ff" fo:border-bottom="none"/>
    </style:style>
    <style:style style:name="Taula9" style:family="table">
      <style:table-properties style:width="17cm" table:align="margins" style:shadow="none" style:writing-mode="lr-tb"/>
    </style:style>
    <style:style style:name="Taula9.A" style:family="table-column">
      <style:table-column-properties style:column-width="2.492cm" style:rel-column-width="9607*"/>
    </style:style>
    <style:style style:name="Taula9.B" style:family="table-column">
      <style:table-column-properties style:column-width="2.999cm" style:rel-column-width="11559*"/>
    </style:style>
    <style:style style:name="Taula9.C" style:family="table-column">
      <style:table-column-properties style:column-width="6.703cm" style:rel-column-width="25838*"/>
    </style:style>
    <style:style style:name="Taula9.D" style:family="table-column">
      <style:table-column-properties style:column-width="4.807cm" style:rel-column-width="18531*"/>
    </style:style>
    <style:style style:name="Taula9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u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9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 style:writing-mode="lr-tb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-left="none" fo:border-right="none" fo:border-top="1pt solid #6666ff" fo:border-bottom="none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2.492cm" style:rel-column-width="9607*"/>
    </style:style>
    <style:style style:name="Tabla4.B" style:family="table-column">
      <style:table-column-properties style:column-width="2.999cm" style:rel-column-width="11559*"/>
    </style:style>
    <style:style style:name="Tabla4.C" style:family="table-column">
      <style:table-column-properties style:column-width="11.509cm" style:rel-column-width="44369*"/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1pt solid #6666ff" fo:border-bottom="none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-left="none" fo:border-right="none" fo:border-top="1pt solid #6666ff" fo:border-bottom="none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1pt solid #6666ff" fo:border-bottom="none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693cm" style:rel-column-width="960*"/>
    </style:style>
    <style:style style:name="Tabla8.B" style:family="table-column">
      <style:table-column-properties style:column-width="3.598cm" style:rel-column-width="2040*"/>
    </style:style>
    <style:style style:name="Tabla8.C" style:family="table-column">
      <style:table-column-properties style:column-width="3.916cm" style:rel-column-width="2220*"/>
    </style:style>
    <style:style style:name="Tabla8.D" style:family="table-column">
      <style:table-column-properties style:column-width="3.717cm" style:rel-column-width="2107*"/>
    </style:style>
    <style:style style:name="Tabla8.E" style:family="table-column">
      <style:table-column-properties style:column-width="4.076cm" style:rel-column-width="2311*"/>
    </style:style>
    <style:style style:name="Tabla8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1pt solid #6666ff" fo:border-bottom="none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-left="none" fo:border-right="none" fo:border-top="1pt solid #6666ff" fo:border-bottom="none"/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-left="none" fo:border-right="none" fo:border-top="1pt solid #6666ff" fo:border-bottom="none"/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-left="none" fo:border-right="none" fo:border-top="1pt solid #6666ff" fo:border-bottom="none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-left="none" fo:border-right="none" fo:border-top="1pt solid #6666ff" fo:border-bottom="none"/>
    </style:style>
    <style:style style:name="Tabla14" style:family="table">
      <style:table-properties style:width="17cm" table:align="margins" style:writing-mode="lr-tb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-left="none" fo:border-right="none" fo:border-top="1pt solid #6666ff" fo:border-bottom="none"/>
    </style:style>
    <style:style style:name="Tabla15" style:family="table">
      <style:table-properties style:width="17cm" table:align="margins" style:writing-mode="lr-tb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-left="none" fo:border-right="none" fo:border-top="1pt solid #6666ff" fo:border-bottom="none"/>
    </style:style>
    <style:style style:name="Tabla16" style:family="table">
      <style:table-properties style:width="17cm" table:align="margins" style:writing-mode="lr-tb"/>
    </style:style>
    <style:style style:name="Tabla16.A" style:family="table-column">
      <style:table-column-properties style:column-width="5.292cm" style:rel-column-width="3000*"/>
    </style:style>
    <style:style style:name="Tabla16.B" style:family="table-column">
      <style:table-column-properties style:column-width="3.916cm" style:rel-column-width="2220*"/>
    </style:style>
    <style:style style:name="Tabla16.C" style:family="table-column">
      <style:table-column-properties style:column-width="7.793cm" style:rel-column-width="4418*"/>
    </style:style>
    <style:style style:name="Tabla1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 style:writing-mode="lr-tb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-left="none" fo:border-right="none" fo:border-top="1pt solid #6666ff" fo:border-bottom="none"/>
    </style:style>
    <style:style style:name="Tabla18" style:family="table">
      <style:table-properties style:width="17cm" table:align="margins" style:writing-mode="lr-tb"/>
    </style:style>
    <style:style style:name="Tabla18.A" style:family="table-column">
      <style:table-column-properties style:column-width="5.292cm" style:rel-column-width="3000*"/>
    </style:style>
    <style:style style:name="Tabla18.B" style:family="table-column">
      <style:table-column-properties style:column-width="3.916cm" style:rel-column-width="2220*"/>
    </style:style>
    <style:style style:name="Tabla18.C" style:family="table-column">
      <style:table-column-properties style:column-width="7.793cm" style:rel-column-width="4418*"/>
    </style:style>
    <style:style style:name="Tabla18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cm" table:align="margins" style:writing-mode="lr-tb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-left="none" fo:border-right="none" fo:border-top="1pt solid #6666ff" fo:border-bottom="none"/>
    </style:style>
    <style:style style:name="Tabla20" style:family="table">
      <style:table-properties style:width="17cm" table:align="margins" style:writing-mode="lr-tb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-left="none" fo:border-right="none" fo:border-top="1pt solid #6666ff" fo:border-bottom="none"/>
    </style:style>
    <style:style style:name="Tabla21" style:family="table">
      <style:table-properties style:width="17cm" table:align="margins" style:writing-mode="lr-tb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-left="none" fo:border-right="none" fo:border-top="1pt solid #6666ff" fo:border-bottom="none"/>
    </style:style>
    <style:style style:name="Tabla22" style:family="table">
      <style:table-properties style:width="17cm" table:align="margins" style:writing-mode="lr-tb"/>
    </style:style>
    <style:style style:name="Tabla22.A" style:family="table-column">
      <style:table-column-properties style:column-width="9.208cm" style:rel-column-width="5220*"/>
    </style:style>
    <style:style style:name="Tabla22.B" style:family="table-column">
      <style:table-column-properties style:column-width="7.793cm" style:rel-column-width="4418*"/>
    </style:style>
    <style:style style:name="Tabla2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cm" table:align="margins" style:writing-mode="lr-tb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-left="none" fo:border-right="none" fo:border-top="1pt solid #6666ff" fo:border-bottom="none"/>
    </style:style>
    <style:style style:name="Tabla24" style:family="table">
      <style:table-properties style:width="17cm" table:align="margins" style:writing-mode="lr-tb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-left="none" fo:border-right="none" fo:border-top="1pt solid #6666ff" fo:border-bottom="none"/>
    </style:style>
    <style:style style:name="Tabla25" style:family="table">
      <style:table-properties style:width="17cm" table:align="margins" style:writing-mode="lr-tb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-left="none" fo:border-right="none" fo:border-top="1pt solid #6666ff" fo:border-bottom="none"/>
    </style:style>
    <style:style style:name="Tabla26" style:family="table">
      <style:table-properties style:width="17cm" table:align="margins" style:writing-mode="lr-tb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-left="none" fo:border-right="none" fo:border-top="1pt solid #6666ff" fo:border-bottom="none"/>
    </style:style>
    <style:style style:name="Tabla27" style:family="table">
      <style:table-properties style:width="17cm" table:align="margins" style:writing-mode="lr-tb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-left="none" fo:border-right="none" fo:border-top="1pt solid #6666ff" fo:border-bottom="none"/>
    </style:style>
    <style:style style:name="Tabla28" style:family="table">
      <style:table-properties style:width="17cm" table:align="margins" style:writing-mode="lr-tb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P3" style:family="paragraph" style:parent-style-name="Table_20_Contents">
      <style:text-properties style:font-name="Tahoma1" fo:font-weight="bold" officeooo:paragraph-rsid="001122d8" style:font-weight-asian="bold" style:font-name-complex="Tahoma1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left="0.3cm" fo:margin-right="0cm" fo:margin-top="0cm" fo:margin-bottom="0.049cm" loext:contextual-spacing="false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color="#000099" style:font-name="Courier New" fo:font-size="8pt" fo:language="zxx" fo:country="none" fo:font-style="italic" fo:font-weight="bold" officeooo:paragraph-rsid="002bae5d" style:letter-kerning="true" style:font-name-asian="Andale Sans UI" style:font-size-asian="8pt" style:language-asian="zxx" style:country-asian="none" style:font-style-asian="italic" style:font-weight-asian="bold" style:font-name-complex="Tahoma1" style:font-size-complex="8pt" style:language-complex="zxx" style:country-complex="none" style:font-style-complex="italic" style:font-weight-complex="bold" fo:hyphenate="fals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/>
      <style:text-properties fo:color="#000099" style:font-name="Tahoma1" fo:font-size="10pt" officeooo:rsid="001db752" officeooo:paragraph-rsid="001db75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99" style:font-name="Tahoma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0099" style:font-name="Tahoma1" fo:font-size="10pt" officeooo:paragraph-rsid="002e195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ahoma1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ahoma1" fo:font-size="10pt" officeooo:rsid="0019d48a" officeooo:paragraph-rsid="0019d48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ahoma1" fo:font-size="10pt" officeooo:rsid="0019d48a" officeooo:paragraph-rsid="002e195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ahoma1" fo:font-size="10pt" officeooo:rsid="0019d48a" officeooo:paragraph-rsid="0036b90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139d3f" officeooo:paragraph-rsid="00139d3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ahoma1" fo:font-size="10pt" fo:font-weight="bold" officeooo:rsid="00150531" officeooo:paragraph-rsid="0015053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1887b7" officeooo:paragraph-rsid="001887b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1887b7" officeooo:paragraph-rsid="002e195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1c1920" officeooo:paragraph-rsid="001c192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309864" officeooo:paragraph-rsid="0030986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37f5af" officeooo:paragraph-rsid="0037f5a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39573b" officeooo:paragraph-rsid="0039573b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ahoma1" fo:font-size="10pt" fo:font-weight="bold" officeooo:rsid="003aa656" officeooo:paragraph-rsid="003aa65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Tahoma1" fo:font-size="2pt" officeooo:paragraph-rsid="00138022" style:font-size-asian="1.75pt" style:font-size-complex="2pt"/>
    </style:style>
    <style:style style:name="P24" style:family="paragraph" style:parent-style-name="Table_20_Contents">
      <style:text-properties style:font-name="Tahoma1" fo:font-size="2pt" officeooo:paragraph-rsid="00132c52" style:font-size-asian="1.75pt" style:font-size-complex="2pt"/>
    </style:style>
    <style:style style:name="P25" style:family="paragraph" style:parent-style-name="Table_20_Contents">
      <style:text-properties style:font-name="Tahoma1" fo:font-size="2pt" officeooo:paragraph-rsid="00164782" style:font-size-asian="1.75pt" style:font-size-complex="2pt"/>
    </style:style>
    <style:style style:name="P26" style:family="paragraph" style:parent-style-name="Table_20_Contents">
      <style:text-properties style:font-name="Tahoma1" fo:font-size="2pt" officeooo:paragraph-rsid="002e1956" style:font-size-asian="1.75pt" style:font-size-complex="2pt"/>
    </style:style>
    <style:style style:name="P27" style:family="paragraph" style:parent-style-name="Table_20_Contents">
      <style:text-properties style:font-name="Tahoma1" fo:font-size="2pt" officeooo:paragraph-rsid="003594b6" style:font-size-asian="1.75pt" style:font-size-complex="2pt"/>
    </style:style>
    <style:style style:name="P28" style:family="paragraph" style:parent-style-name="Table_20_Contents">
      <style:text-properties style:font-name="Tahoma1" fo:font-size="2pt" officeooo:paragraph-rsid="0036b900" style:font-size-asian="1.75pt" style:font-size-complex="2pt"/>
    </style:style>
    <style:style style:name="P29" style:family="paragraph" style:parent-style-name="Table_20_Contents">
      <style:text-properties style:font-name="Tahoma1" fo:font-size="2pt" officeooo:paragraph-rsid="00128e44" style:font-size-asian="1.75pt" style:font-size-complex="2pt"/>
    </style:style>
    <style:style style:name="P30" style:family="paragraph" style:parent-style-name="Table_20_Contents">
      <style:text-properties style:font-name="Tahoma1" fo:font-size="2pt" officeooo:paragraph-rsid="0043bea6" style:font-size-asian="1.75pt" style:font-size-complex="2pt"/>
    </style:style>
    <style:style style:name="P31" style:family="paragraph" style:parent-style-name="Table_20_Contents">
      <style:text-properties style:font-name="Tahoma1" fo:font-size="2pt" officeooo:paragraph-rsid="00458f0e" style:font-size-asian="1.75pt" style:font-size-complex="2pt"/>
    </style:style>
    <style:style style:name="P32" style:family="paragraph" style:parent-style-name="Table_20_Contents">
      <style:text-properties style:font-name="Tahoma1" fo:font-size="2pt" officeooo:paragraph-rsid="0046f0b7" style:font-size-asian="1.75pt" style:font-size-complex="2pt"/>
    </style:style>
    <style:style style:name="P33" style:family="paragraph" style:parent-style-name="Table_20_Contents">
      <style:text-properties style:font-name="Tahoma1" fo:font-size="2pt" officeooo:paragraph-rsid="004a450a" style:font-size-asian="1.75pt" style:font-size-complex="2pt"/>
    </style:style>
    <style:style style:name="P34" style:family="paragraph" style:parent-style-name="Table_20_Contents">
      <style:text-properties style:font-name="Tahoma1" fo:font-size="2pt" officeooo:paragraph-rsid="004b0768" style:font-size-asian="1.75pt" style:font-size-complex="2pt"/>
    </style:style>
    <style:style style:name="P35" style:family="paragraph" style:parent-style-name="Table_20_Contents">
      <style:text-properties style:font-name="Tahoma1" fo:font-size="2pt" officeooo:paragraph-rsid="004c5cf1" style:font-size-asian="1.75pt" style:font-size-complex="2pt"/>
    </style:style>
    <style:style style:name="P36" style:family="paragraph" style:parent-style-name="Table_20_Contents">
      <style:text-properties style:font-name="Tahoma1" fo:font-size="2pt" officeooo:paragraph-rsid="005371f9" style:font-size-asian="1.75pt" style:font-size-complex="2pt"/>
    </style:style>
    <style:style style:name="P37" style:family="paragraph" style:parent-style-name="Table_20_Contents">
      <style:text-properties style:font-name="Tahoma1" fo:font-size="2pt" officeooo:paragraph-rsid="0054cf40" style:font-size-asian="1.75pt" style:font-size-complex="2pt"/>
    </style:style>
    <style:style style:name="P38" style:family="paragraph" style:parent-style-name="Table_20_Contents">
      <style:text-properties style:font-name="Tahoma1" fo:font-size="2pt" officeooo:paragraph-rsid="0055d7ea" style:font-size-asian="1.75pt" style:font-size-complex="2pt"/>
    </style:style>
    <style:style style:name="P39" style:family="paragraph" style:parent-style-name="Table_20_Contents">
      <style:text-properties style:font-name="Tahoma1" fo:font-size="2pt" officeooo:paragraph-rsid="00631594" style:font-size-asian="1.75pt" style:font-size-complex="2pt"/>
    </style:style>
    <style:style style:name="P40" style:family="paragraph" style:parent-style-name="Table_20_Contents">
      <style:text-properties style:font-name="Tahoma1" fo:font-size="2pt" officeooo:paragraph-rsid="006933fb" style:font-size-asian="1.75pt" style:font-size-complex="2pt"/>
    </style:style>
    <style:style style:name="P41" style:family="paragraph" style:parent-style-name="Table_20_Contents">
      <style:paragraph-properties fo:text-align="center" style:justify-single-word="false"/>
      <style:text-properties style:font-name="Tahoma1" fo:font-size="8pt" fo:font-weight="bold" officeooo:rsid="001887b7" officeooo:paragraph-rsid="0036b90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ahoma1" fo:font-size="8pt" fo:font-weight="bold" officeooo:rsid="001887b7" officeooo:paragraph-rsid="0037f5af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Tahoma2" fo:font-size="10pt" fo:font-weight="normal" officeooo:rsid="003b1a5d" officeooo:paragraph-rsid="004c828b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ahoma2" fo:font-size="10pt" fo:font-weight="normal" officeooo:rsid="003b1a5d" officeooo:paragraph-rsid="005371f9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ahoma1" fo:font-size="10pt" fo:language="zxx" fo:country="none" fo:font-weight="bold" officeooo:rsid="0037f5af" officeooo:paragraph-rsid="004c828b" style:letter-kerning="true" style:font-name-asian="Andale Sans UI" style:font-size-asian="10pt" style:language-asian="zxx" style:country-asian="none" style:font-weight-asian="bold" style:font-name-complex="Tahoma3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ahoma1" fo:font-size="10pt" fo:language="zxx" fo:country="none" fo:font-weight="bold" officeooo:rsid="0037f5af" officeooo:paragraph-rsid="005371f9" style:letter-kerning="true" style:font-name-asian="Andale Sans UI" style:font-size-asian="10pt" style:language-asian="zxx" style:country-asian="none" style:font-weight-asian="bold" style:font-name-complex="Tahoma3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Tahoma1" fo:font-size="10pt" fo:language="zxx" fo:country="none" fo:font-weight="bold" officeooo:rsid="005d8db3" officeooo:paragraph-rsid="005d8db3" style:letter-kerning="true" style:font-name-asian="Andale Sans UI" style:font-size-asian="10pt" style:language-asian="zxx" style:country-asian="none" style:font-weight-asian="bold" style:font-name-complex="Tahoma3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Tahoma1" fo:font-size="10pt" fo:language="zxx" fo:country="none" fo:font-weight="normal" officeooo:rsid="0033ac47" officeooo:paragraph-rsid="004c828b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Tahoma1" fo:font-size="10pt" fo:language="zxx" fo:country="none" fo:font-weight="normal" officeooo:rsid="0033ac47" officeooo:paragraph-rsid="005371f9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Tahoma1" fo:font-size="10pt" fo:font-weight="normal" officeooo:rsid="0051fd88" officeooo:paragraph-rsid="0051fd88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Tahoma1" fo:font-size="10pt" fo:font-weight="normal" officeooo:rsid="0051fd88" officeooo:paragraph-rsid="00528f9a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Tahoma1" fo:font-size="10pt" fo:font-weight="normal" officeooo:rsid="0051fd88" officeooo:paragraph-rsid="005371f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1db752" officeooo:paragraph-rsid="002e1956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1db752" officeooo:paragraph-rsid="003124a0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1db752" officeooo:paragraph-rsid="00323f27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33ac47" officeooo:paragraph-rsid="0036b900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33ac47" officeooo:paragraph-rsid="003d711b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33ac47" officeooo:paragraph-rsid="004c828b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33ac47" officeooo:paragraph-rsid="005371f9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99" style:font-name="Tahoma1" fo:font-size="10pt" fo:language="zxx" fo:country="none" fo:font-weight="normal" officeooo:rsid="0033ac47" officeooo:paragraph-rsid="005d8db3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1c1920" officeooo:paragraph-rsid="002e195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1c1920" officeooo:paragraph-rsid="0036b900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1c1920" officeooo:paragraph-rsid="004c828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1c1920" officeooo:paragraph-rsid="005371f9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1c1920" officeooo:paragraph-rsid="005d8db3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1c1920" officeooo:paragraph-rsid="00619f3b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3c286a" officeooo:paragraph-rsid="003c286a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3c286a" officeooo:paragraph-rsid="004c828b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3c286a" officeooo:paragraph-rsid="005371f9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font-name="Tahoma1" fo:font-size="10pt" fo:font-weight="bold" officeooo:rsid="003c286a" officeooo:paragraph-rsid="005d8db3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use-window-font-color="true" style:font-name="Tahoma1" fo:font-size="10pt" fo:language="zxx" fo:country="none" fo:font-weight="normal" officeooo:rsid="0033ac47" officeooo:paragraph-rsid="005d8db3" style:letter-kerning="true" style:font-name-asian="Andale Sans UI" style:font-size-asian="10pt" style:language-asian="zxx" style:country-asian="none" style:font-weight-asian="normal" style:font-name-complex="Tahoma3" style:font-size-complex="10pt" style:language-complex="zxx" style:country-complex="none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use-window-font-color="true" style:font-name="Tahoma2" fo:font-size="10pt" fo:font-weight="bold" officeooo:rsid="003b1a5d" officeooo:paragraph-rsid="003b1a5d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font-name="Tahoma2" fo:font-size="10pt" fo:font-weight="bold" officeooo:rsid="001c1920" officeooo:paragraph-rsid="0036b900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use-window-font-color="true" style:font-name="Tahoma2" fo:font-size="10pt" fo:font-weight="bold" officeooo:rsid="001c1920" officeooo:paragraph-rsid="004c828b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use-window-font-color="true" style:font-name="Tahoma2" fo:font-size="10pt" fo:font-weight="bold" officeooo:rsid="001c1920" officeooo:paragraph-rsid="005371f9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use-window-font-color="true" style:font-name="Tahoma2" fo:font-size="10pt" fo:font-weight="bold" officeooo:rsid="001c1920" officeooo:paragraph-rsid="005d8d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font-name="Tahoma2" fo:font-size="10pt" fo:font-weight="bold" officeooo:rsid="001c1920" officeooo:paragraph-rsid="00619f3b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paragraph-properties fo:text-align="center" style:justify-single-word="false"/>
      <style:text-properties officeooo:paragraph-rsid="00619f3b"/>
    </style:style>
    <style:style style:name="P81" style:family="paragraph" style:parent-style-name="Standard">
      <style:paragraph-properties fo:margin-top="0cm" fo:margin-bottom="0cm" loext:contextual-spacing="false" style:writing-mode="lr-tb"/>
      <style:text-properties style:font-name="Tahoma1" fo:font-size="15pt" fo:font-weight="bold" officeooo:rsid="00128e44" officeooo:paragraph-rsid="00128e44" style:font-size-asian="15pt" style:font-weight-asian="bold" style:font-size-complex="15pt" style:font-weight-complex="bold"/>
    </style:style>
    <style:style style:name="P82" style:family="paragraph" style:parent-style-name="Standard">
      <style:paragraph-properties fo:margin-top="0cm" fo:margin-bottom="0cm" loext:contextual-spacing="false" style:writing-mode="lr-tb"/>
      <style:text-properties style:font-name="Tahoma1" fo:font-size="15pt" fo:font-weight="bold" officeooo:rsid="0043bea6" officeooo:paragraph-rsid="0043bea6" style:font-size-asian="15pt" style:font-weight-asian="bold" style:font-size-complex="15pt" style:font-weight-complex="bold"/>
    </style:style>
    <style:style style:name="P83" style:family="paragraph" style:parent-style-name="Standard">
      <style:paragraph-properties fo:margin-top="0cm" fo:margin-bottom="0cm" loext:contextual-spacing="false" style:writing-mode="lr-tb"/>
      <style:text-properties style:font-name="Tahoma1" fo:font-size="15pt" fo:font-weight="bold" officeooo:rsid="0043bea6" officeooo:paragraph-rsid="006933fb" style:font-size-asian="15pt" style:font-weight-asian="bold" style:font-size-complex="15pt" style:font-weight-complex="bold"/>
    </style:style>
    <style:style style:name="P84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132c52" style:font-size-asian="13pt" style:font-weight-asian="bold" style:font-size-complex="13pt" style:font-weight-complex="bold"/>
    </style:style>
    <style:style style:name="P85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138022" style:font-size-asian="13pt" style:font-weight-asian="bold" style:font-size-complex="13pt" style:font-weight-complex="bold"/>
    </style:style>
    <style:style style:name="P86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458f0e" style:font-size-asian="13pt" style:font-weight-asian="bold" style:font-size-complex="13pt" style:font-weight-complex="bold"/>
    </style:style>
    <style:style style:name="P87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46f0b7" style:font-size-asian="13pt" style:font-weight-asian="bold" style:font-size-complex="13pt" style:font-weight-complex="bold"/>
    </style:style>
    <style:style style:name="P88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4a450a" style:font-size-asian="13pt" style:font-weight-asian="bold" style:font-size-complex="13pt" style:font-weight-complex="bold"/>
    </style:style>
    <style:style style:name="P89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4b0768" style:font-size-asian="13pt" style:font-weight-asian="bold" style:font-size-complex="13pt" style:font-weight-complex="bold"/>
    </style:style>
    <style:style style:name="P90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4c5cf1" style:font-size-asian="13pt" style:font-weight-asian="bold" style:font-size-complex="13pt" style:font-weight-complex="bold"/>
    </style:style>
    <style:style style:name="P91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55d7ea" style:font-size-asian="13pt" style:font-weight-asian="bold" style:font-size-complex="13pt" style:font-weight-complex="bold"/>
    </style:style>
    <style:style style:name="P92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631594" style:font-size-asian="13pt" style:font-weight-asian="bold" style:font-size-complex="13pt" style:font-weight-complex="bold"/>
    </style:style>
    <style:style style:name="P93" style:family="paragraph" style:parent-style-name="Standard">
      <style:paragraph-properties fo:margin-top="0cm" fo:margin-bottom="0cm" loext:contextual-spacing="false" style:writing-mode="lr-tb"/>
      <style:text-properties style:font-name="Tahoma1" fo:font-size="13pt" fo:font-weight="bold" officeooo:rsid="00132c52" officeooo:paragraph-rsid="006933fb" style:font-size-asian="13pt" style:font-weight-asian="bold" style:font-size-complex="13pt" style:font-weight-complex="bold"/>
    </style:style>
    <style:style style:name="P94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139d3f" officeooo:paragraph-rsid="00139d3f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5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2090f3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6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2e1956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7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3594b6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8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36b900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9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458f0e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00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46f0b7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01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1" fo:font-size="10pt" fo:language="zxx" fo:country="none" fo:font-weight="bold" officeooo:rsid="002090f3" officeooo:paragraph-rsid="004a450a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02" style:family="paragraph" style:parent-style-name="Standard">
      <style:paragraph-properties fo:margin-top="0cm" fo:margin-bottom="0.199cm" loext:contextual-spacing="false" style:writing-mode="lr-tb"/>
      <style:text-properties style:font-name="Tahoma1" fo:font-size="10pt" fo:font-weight="bold" officeooo:rsid="00132c52" officeooo:paragraph-rsid="00138022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.199cm" loext:contextual-spacing="false" style:writing-mode="lr-tb"/>
      <style:text-properties style:font-name="Tahoma1" fo:font-size="10pt" fo:font-weight="bold" officeooo:rsid="00132c52" officeooo:paragraph-rsid="0016478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.199cm" loext:contextual-spacing="false" style:writing-mode="lr-tb"/>
      <style:text-properties style:font-name="Tahoma1" fo:font-size="10pt" fo:font-weight="bold" officeooo:rsid="00132c52" officeooo:paragraph-rsid="002bae5d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.199cm" loext:contextual-spacing="false"/>
      <style:text-properties style:font-name="Tahoma1" fo:font-size="10pt" officeooo:rsid="001238b3" officeooo:paragraph-rsid="001238b3" style:font-size-asian="10pt" style:font-size-complex="10pt"/>
    </style:style>
    <style:style style:name="P106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164782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2bae5d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2e1956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3594b6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36b900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5371f9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54cf40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margin-top="0.199cm" fo:margin-bottom="0cm" loext:contextual-spacing="false" style:writing-mode="lr-tb"/>
      <style:text-properties style:font-name="Tahoma1" fo:font-size="13pt" fo:font-weight="bold" officeooo:rsid="00132c52" officeooo:paragraph-rsid="00631594" style:font-size-asian="13pt" style:font-weight-asian="bold" style:font-size-complex="13pt" style:font-weight-complex="bold"/>
    </style:style>
    <style:style style:name="P114" style:family="paragraph" style:parent-style-name="Standard" style:master-page-name="">
      <loext:graphic-properties draw:fill="none"/>
      <style:paragraph-properties fo:margin-left="0.4cm" fo:margin-right="0cm" fo:margin-top="0cm" fo:margin-bottom="0.04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4a450a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.4cm" fo:margin-right="0cm" fo:margin-top="0cm" fo:margin-bottom="0.04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4a450a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margin-left="0.4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4a450a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4b0768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4c828b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5371f9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54cf40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6933fb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5a0bde" officeooo:paragraph-rsid="005a0bde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5ee06b" officeooo:paragraph-rsid="005ee06b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5ee06b" officeooo:paragraph-rsid="00631594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5ee06b" officeooo:paragraph-rsid="0065a957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6" style:family="paragraph" style:parent-style-name="Standard" style:master-page-name="">
      <loext:graphic-properties draw:fill="none"/>
      <style:paragraph-properties fo:margin-left="0.3cm" fo:margin-right="0cm" fo:margin-top="0cm" fo:margin-bottom="0.04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6933fb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7" style:family="paragraph" style:parent-style-name="Standard">
      <loext:graphic-properties draw:fill="none"/>
      <style:paragraph-properties fo:margin-left="0.3cm" fo:margin-right="0cm" fo:margin-top="0cm" fo:margin-bottom="0.04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6933fb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P128" style:family="paragraph" style:parent-style-name="Standard">
      <loext:graphic-properties draw:fill="none"/>
      <style:paragraph-properties fo:margin-left="0.3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1" fo:font-size="10pt" fo:language="zxx" fo:country="none" fo:font-weight="bold" officeooo:rsid="002090f3" officeooo:paragraph-rsid="006933fb" style:letter-kerning="true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 fo:hyphenate="false" fo:hyphenation-remain-char-count="2" fo:hyphenation-push-char-count="2"/>
    </style:style>
    <style:style style:name="T1" style:family="text">
      <style:text-properties fo:font-weight="normal" officeooo:rsid="001122d8" style:font-weight-asian="normal" style:font-weight-complex="normal"/>
    </style:style>
    <style:style style:name="T2" style:family="text">
      <style:text-properties officeooo:rsid="00138022"/>
    </style:style>
    <style:style style:name="T3" style:family="text">
      <style:text-properties officeooo:rsid="00164782"/>
    </style:style>
    <style:style style:name="T4" style:family="text">
      <style:text-properties officeooo:rsid="0019d48a"/>
    </style:style>
    <style:style style:name="T5" style:family="text">
      <style:text-properties officeooo:rsid="002113ac"/>
    </style:style>
    <style:style style:name="T6" style:family="text">
      <style:text-properties officeooo:rsid="002157eb"/>
    </style:style>
    <style:style style:name="T7" style:family="text">
      <style:text-properties officeooo:rsid="00229927"/>
    </style:style>
    <style:style style:name="T8" style:family="text">
      <style:text-properties officeooo:rsid="00235724"/>
    </style:style>
    <style:style style:name="T9" style:family="text">
      <style:text-properties officeooo:rsid="00244873"/>
    </style:style>
    <style:style style:name="T10" style:family="text">
      <style:text-properties officeooo:rsid="0025d2f5"/>
    </style:style>
    <style:style style:name="T11" style:family="text">
      <style:text-properties officeooo:rsid="0026f509"/>
    </style:style>
    <style:style style:name="T12" style:family="text">
      <style:text-properties officeooo:rsid="0027d17f"/>
    </style:style>
    <style:style style:name="T13" style:family="text">
      <style:text-properties officeooo:rsid="00285cf4"/>
    </style:style>
    <style:style style:name="T14" style:family="text">
      <style:text-properties officeooo:rsid="0028c2c3"/>
    </style:style>
    <style:style style:name="T15" style:family="text">
      <style:text-properties officeooo:rsid="002bae5d"/>
    </style:style>
    <style:style style:name="T16" style:family="text">
      <style:text-properties officeooo:rsid="002e1956"/>
    </style:style>
    <style:style style:name="T17" style:family="text">
      <style:text-properties officeooo:rsid="002e1e9b"/>
    </style:style>
    <style:style style:name="T18" style:family="text">
      <style:text-properties style:font-name="Arial-BoldMT"/>
    </style:style>
    <style:style style:name="T19" style:family="text">
      <style:text-properties style:font-name="Arial-BoldMT" fo:font-size="9pt" fo:font-weight="bold" style:font-size-asian="9pt" style:font-weight-asian="bold"/>
    </style:style>
    <style:style style:name="T20" style:family="text">
      <style:text-properties style:font-name="Arial-BoldMT" fo:font-size="9pt" style:font-size-asian="9pt"/>
    </style:style>
    <style:style style:name="T21" style:family="text">
      <style:text-properties officeooo:rsid="003124a0"/>
    </style:style>
    <style:style style:name="T22" style:family="text">
      <style:text-properties officeooo:rsid="00323f27"/>
    </style:style>
    <style:style style:name="T23" style:family="text">
      <style:text-properties officeooo:rsid="0033ac47"/>
    </style:style>
    <style:style style:name="T24" style:family="text">
      <style:text-properties officeooo:rsid="00346e71"/>
    </style:style>
    <style:style style:name="T25" style:family="text">
      <style:text-properties officeooo:rsid="003594b6"/>
    </style:style>
    <style:style style:name="T26" style:family="text">
      <style:text-properties officeooo:rsid="0036b900"/>
    </style:style>
    <style:style style:name="T27" style:family="text">
      <style:text-properties officeooo:rsid="0037f5af"/>
    </style:style>
    <style:style style:name="T28" style:family="text">
      <style:text-properties officeooo:rsid="003e26f8"/>
    </style:style>
    <style:style style:name="T29" style:family="text">
      <style:text-properties officeooo:rsid="003ee8fc"/>
    </style:style>
    <style:style style:name="T30" style:family="text">
      <style:text-properties officeooo:rsid="00402659"/>
    </style:style>
    <style:style style:name="T31" style:family="text">
      <style:text-properties officeooo:rsid="00422541"/>
    </style:style>
    <style:style style:name="T32" style:family="text">
      <style:text-properties officeooo:rsid="0045ac73"/>
    </style:style>
    <style:style style:name="T33" style:family="text">
      <style:text-properties officeooo:rsid="0046f0b7"/>
    </style:style>
    <style:style style:name="T34" style:family="text">
      <style:text-properties officeooo:rsid="00480894"/>
    </style:style>
    <style:style style:name="T35" style:family="text">
      <style:text-properties officeooo:rsid="00488f15"/>
    </style:style>
    <style:style style:name="T36" style:family="text">
      <style:text-properties officeooo:rsid="004c2180"/>
    </style:style>
    <style:style style:name="T37" style:family="text">
      <style:text-properties officeooo:rsid="004c5cf1"/>
    </style:style>
    <style:style style:name="T38" style:family="text">
      <style:text-properties officeooo:rsid="004e14e8"/>
    </style:style>
    <style:style style:name="T39" style:family="text">
      <style:text-properties officeooo:rsid="00502c75"/>
    </style:style>
    <style:style style:name="T40" style:family="text">
      <style:text-properties officeooo:rsid="00528f9a"/>
    </style:style>
    <style:style style:name="T41" style:family="text">
      <style:text-properties officeooo:rsid="005371f9"/>
    </style:style>
    <style:style style:name="T42" style:family="text">
      <style:text-properties officeooo:rsid="0055d7ea"/>
    </style:style>
    <style:style style:name="T43" style:family="text">
      <style:text-properties officeooo:rsid="00569147"/>
    </style:style>
    <style:style style:name="T44" style:family="text">
      <style:text-properties officeooo:rsid="0057dd4f"/>
    </style:style>
    <style:style style:name="T45" style:family="text">
      <style:text-properties officeooo:rsid="005943c7"/>
    </style:style>
    <style:style style:name="T46" style:family="text">
      <style:text-properties officeooo:rsid="005b5a22"/>
    </style:style>
    <style:style style:name="T47" style:family="text">
      <style:text-properties officeooo:rsid="0064c878"/>
    </style:style>
    <style:style style:name="T48" style:family="text">
      <style:text-properties officeooo:rsid="0064ff15"/>
    </style:style>
    <style:style style:name="T49" style:family="text">
      <style:text-properties officeooo:rsid="00690edf"/>
    </style:style>
    <style:style style:name="T50" style:family="text">
      <style:text-properties officeooo:rsid="006933fb"/>
    </style:style>
    <style:style style:name="T51" style:family="text">
      <style:text-properties officeooo:rsid="00695d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En esta práctica aprenderemos a administrar los diversos tipos de permisos, varios tipos de archivos, búsquedas y comparaciones asociadas a los sistemas de archivos y los comandos para tal fin.</text:p>
      <text:p text:style-name="P81">Permisos de ficheros y directorio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29"/>
          </table:table-cell>
        </table:table-row>
      </table:table>
      <text:p text:style-name="P84">Ejercicio 1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24"/>
          </table:table-cell>
        </table:table-row>
      </table:table>
      <text:p text:style-name="P102">Como usuario convencional, cre<text:span text:style-name="T6">a</text:span> dentro de <text:span text:style-name="T6">tu</text:span> directorio home un subdirectorio y, dentro de este subdirectorio, copi<text:span text:style-name="T6">a</text:span> el archivo /etc/passwd. <text:span text:style-name="T6">¿</text:span>Quién es el propietario y el grupo del nuevo archivo? ¿Por qué?</text:p>
      <text:p text:style-name="P85">Ejercicio <text:span text:style-name="T2">2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3"/>
          </table:table-cell>
        </table:table-row>
      </table:table>
      <text:p text:style-name="P102">Como usuario convencional, intent<text:span text:style-name="T7">a</text:span> crear un directorio dentro del directorio /etc. <text:span text:style-name="T7">¿</text:span>Qué ocurre? ¿Por qué?</text:p>
      <text:p text:style-name="P85">Ejercicio <text:span text:style-name="T2">3</text:span>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23"/>
          </table:table-cell>
        </table:table-row>
      </table:table>
      <text:p text:style-name="P102">Qué permiso o permisos mínimos necesitamos para cambiar el nombre de un archivo existente (pista: ten en cuenta el concepto de inode)?</text:p>
      <text:p text:style-name="P85">Ejercicio <text:span text:style-name="T2">4</text:span>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3"/>
          </table:table-cell>
        </table:table-row>
      </table:table>
      <text:p text:style-name="P94">Explica qué efecto tiene cada uno de los siguientes comandos:</text:p>
      <table:table table:name="Taula6" table:style-name="Taula6">
        <table:table-column table:style-name="Taula6.A"/>
        <table:table-column table:style-name="Taula6.B"/>
        <table:table-row>
          <table:table-cell table:style-name="Taula6.A1" office:value-type="string">
            <text:p text:style-name="P14">Comando</text:p>
          </table:table-cell>
          <table:table-cell table:style-name="Taula6.B1" office:value-type="string">
            <text:p text:style-name="P14">Significado</text:p>
          </table:table-cell>
        </table:table-row>
        <table:table-row>
          <table:table-cell table:style-name="Taula6.A7" office:value-type="string">
            <text:p text:style-name="P15">chmod u+x f*</text:p>
          </table:table-cell>
          <table:table-cell table:style-name="Taula6.B7" office:value-type="string">
            <text:p text:style-name="P10"/>
          </table:table-cell>
        </table:table-row>
        <table:table-row>
          <table:table-cell table:style-name="Taula6.A7" office:value-type="string">
            <text:p text:style-name="P15">chmod 751 f1</text:p>
          </table:table-cell>
          <table:table-cell table:style-name="Taula6.B7" office:value-type="string">
            <text:p text:style-name="P10"/>
          </table:table-cell>
        </table:table-row>
        <table:table-row>
          <table:table-cell table:style-name="Taula6.A7" office:value-type="string">
            <text:p text:style-name="P15">chmod a-w f2</text:p>
          </table:table-cell>
          <table:table-cell table:style-name="Taula6.B7" office:value-type="string">
            <text:p text:style-name="P10"/>
          </table:table-cell>
        </table:table-row>
        <table:table-row>
          <table:table-cell table:style-name="Taula6.A7" office:value-type="string">
            <text:p text:style-name="P15">chmod 010 f3</text:p>
          </table:table-cell>
          <table:table-cell table:style-name="Taula6.B7" office:value-type="string">
            <text:p text:style-name="P10"/>
          </table:table-cell>
        </table:table-row>
        <table:table-row>
          <table:table-cell table:style-name="Taula6.A7" office:value-type="string">
            <text:p text:style-name="P15">chmod o=rx f5</text:p>
          </table:table-cell>
          <table:table-cell table:style-name="Taula6.B7" office:value-type="string">
            <text:p text:style-name="P10"/>
          </table:table-cell>
        </table:table-row>
        <table:table-row>
          <table:table-cell table:style-name="Taula6.A7" office:value-type="string">
            <text:p text:style-name="P15">chmod 624 f6</text:p>
          </table:table-cell>
          <table:table-cell table:style-name="Taula6.B7" office:value-type="string">
            <text:p text:style-name="P10"/>
          </table:table-cell>
        </table:table-row>
      </table:table>
      <text:p text:style-name="P106">Ejercicio <text:span text:style-name="T3">5</text:span>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5"/>
          </table:table-cell>
        </table:table-row>
      </table:table>
      <text:p text:style-name="P103">Crea tres directorios (dir1, dir2, dir3) y dentro de cada uno de ellos, un archivo (fitx1, fitx2, fitx3). Reali<text:span text:style-name="T8">za</text:span>, paso a paso las acciones siguientes, indicando los <text:span text:style-name="T8">comandos</text:span> o explicaciones que se le requieran:</text:p>
      <text:p text:style-name="P103">Retir<text:span text:style-name="T9">a</text:span> todos los usuarios, inclu<text:span text:style-name="T9">í</text:span>do el suyo, el permiso de lectura de dir1, el de escritura a dir2 y el de ejecución a dir3.</text:p>
      <text:p text:style-name="P103">Intent<text:span text:style-name="T10">a</text:span> listar los ficheros de dir1. <text:span text:style-name="T10">¿</text:span>Qué ocurre? ¿Por qué?</text:p>
      <text:p text:style-name="P103">Intent<text:span text:style-name="T11">a</text:span> mostrar el contenido del archivo fitx1, de dir1. <text:span text:style-name="T11">¿</text:span>Podemos hacerlo? ¿Por qué?</text:p>
      <text:p text:style-name="P103">Acced<text:span text:style-name="T12">e</text:span> al directorio dir2 y lista los archivos que contiene. Muestr<text:span text:style-name="T12">a</text:span> el contenido del archivo fitx2. Modifi<text:span text:style-name="T12">ca</text:span> el contenido de fitx2 y guardarlo. Cre<text:span text:style-name="T12">a</text:span> un nuevo archivo y borr<text:span text:style-name="T12">a</text:span> fitx2. Para cada acción, di si puede llevarla a cabo correctamente o no, junto con el por qué de esta respuesta, por parte del sistema.</text:p>
      <text:p text:style-name="P103"><text:soft-page-break/>Desde el directorio origen, lista los contenidos del directorio dir3. <text:span text:style-name="T13">¿</text:span>Qué ocurre?</text:p>
      <text:p text:style-name="P103">Intent<text:span text:style-name="T14">a</text:span> visualizar y/o modificar el archivo fitx3. <text:span text:style-name="T14">¿</text:span>Qué ocurre?</text:p>
      <text:p text:style-name="P104">Concede los permisos de lectura, escritura y ejecución al propietario de los directorios dir1, dir2, dir3 y al resto de usuarios, dales únicamente el permiso de lectura y ejecución (utilizando notación octal).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"><text:span text:style-name="T24">chmod</text:span> <text:span text:style-name="T15">755 dir1 dir2 dir3</text:span></text:p>
          </table:table-cell>
        </table:table-row>
      </table:table>
      <text:p text:style-name="P107">Ejercicio <text:span text:style-name="T3">6</text:span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25"/>
          </table:table-cell>
        </table:table-row>
      </table:table>
      <text:p text:style-name="P95">Crea diez ficheros en un directorio de prueba (archivo1-<text:span text:style-name="T5">archivo10</text:span>). Utilizando el signo "=" y/o la notación octal, establezca los permisos que se le indican a continuación. Compruebe que los permisos que no se han de asignar realmente quedan vacíos.</text:p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>
          <table:table-cell table:style-name="Taula9.A1" office:value-type="string">
            <text:p text:style-name="P16">Archivo</text:p>
          </table:table-cell>
          <table:table-cell table:style-name="Taula9.A1" office:value-type="string">
            <text:p text:style-name="P16">Permisos</text:p>
          </table:table-cell>
          <table:table-cell table:style-name="Taula9.A1" office:value-type="string">
            <text:p text:style-name="P16">Signo =</text:p>
          </table:table-cell>
          <table:table-cell table:style-name="Taula9.D1" office:value-type="string">
            <text:p text:style-name="P16">Notación octal</text:p>
          </table:table-cell>
        </table:table-row>
        <table:table-row>
          <table:table-cell table:style-name="Taula9.A10" office:value-type="string">
            <text:p text:style-name="P11">archivo1</text:p>
          </table:table-cell>
          <table:table-cell table:style-name="Taula9.B2" office:value-type="string">
            <text:p text:style-name="P18">rwx------</text:p>
          </table:table-cell>
          <table:table-cell table:style-name="Taula9.C10" office:value-type="string">
            <text:p text:style-name="P7">chmod u=rwx,go= <text:span text:style-name="T4">archivo1</text:span></text:p>
          </table:table-cell>
          <table:table-cell table:style-name="Taula9.D2" office:value-type="string">
            <text:p text:style-name="P7">chmod 700 archivo1</text:p>
          </table:table-cell>
        </table:table-row>
        <table:table-row>
          <table:table-cell table:style-name="Taula9.A10" office:value-type="string">
            <text:p text:style-name="P11">archivo2</text:p>
          </table:table-cell>
          <table:table-cell table:style-name="Taula9.B3" office:value-type="string">
            <text:p text:style-name="P18">rw-------</text:p>
          </table:table-cell>
          <table:table-cell table:style-name="Taula9.C10" office:value-type="string">
            <text:p text:style-name="P8"/>
          </table:table-cell>
          <table:table-cell table:style-name="Taula9.D3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3</text:p>
          </table:table-cell>
          <table:table-cell table:style-name="Taula9.B4" office:value-type="string">
            <text:p text:style-name="P18">rwxrw-r-x</text:p>
          </table:table-cell>
          <table:table-cell table:style-name="Taula9.C10" office:value-type="string">
            <text:p text:style-name="P8"/>
          </table:table-cell>
          <table:table-cell table:style-name="Taula9.D4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4</text:p>
          </table:table-cell>
          <table:table-cell table:style-name="Taula9.B5" office:value-type="string">
            <text:p text:style-name="P18">rwxrw-r--</text:p>
          </table:table-cell>
          <table:table-cell table:style-name="Taula9.C10" office:value-type="string">
            <text:p text:style-name="P8"/>
          </table:table-cell>
          <table:table-cell table:style-name="Taula9.D5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5</text:p>
          </table:table-cell>
          <table:table-cell table:style-name="Taula9.B6" office:value-type="string">
            <text:p text:style-name="P18">r-xr-sr-x</text:p>
          </table:table-cell>
          <table:table-cell table:style-name="Taula9.C10" office:value-type="string">
            <text:p text:style-name="P8"/>
          </table:table-cell>
          <table:table-cell table:style-name="Taula9.D6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6</text:p>
          </table:table-cell>
          <table:table-cell table:style-name="Taula9.B7" office:value-type="string">
            <text:p text:style-name="P18">rwxr-----</text:p>
          </table:table-cell>
          <table:table-cell table:style-name="Taula9.C10" office:value-type="string">
            <text:p text:style-name="P8"/>
          </table:table-cell>
          <table:table-cell table:style-name="Taula9.D7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7</text:p>
          </table:table-cell>
          <table:table-cell table:style-name="Taula9.B8" office:value-type="string">
            <text:p text:style-name="P18">rwsrwxrwt</text:p>
          </table:table-cell>
          <table:table-cell table:style-name="Taula9.C10" office:value-type="string">
            <text:p text:style-name="P8"/>
          </table:table-cell>
          <table:table-cell table:style-name="Taula9.D8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8</text:p>
          </table:table-cell>
          <table:table-cell table:style-name="Taula9.B9" office:value-type="string">
            <text:p text:style-name="P18">r-------x</text:p>
          </table:table-cell>
          <table:table-cell table:style-name="Taula9.C10" office:value-type="string">
            <text:p text:style-name="P8"/>
          </table:table-cell>
          <table:table-cell table:style-name="Taula9.D9" office:value-type="string">
            <text:p text:style-name="P8"/>
          </table:table-cell>
        </table:table-row>
        <table:table-row>
          <table:table-cell table:style-name="Taula9.A10" office:value-type="string">
            <text:p text:style-name="P11">archivo9</text:p>
          </table:table-cell>
          <table:table-cell table:style-name="Taula9.B10" office:value-type="string">
            <text:p text:style-name="P18">rwsrwxr-x</text:p>
          </table:table-cell>
          <table:table-cell table:style-name="Taula9.C10" office:value-type="string">
            <text:p text:style-name="P8"/>
          </table:table-cell>
          <table:table-cell table:style-name="Taula9.D10" office:value-type="string">
            <text:p text:style-name="P8"/>
          </table:table-cell>
        </table:table-row>
        <table:table-row>
          <table:table-cell table:style-name="Taula9.A11" office:value-type="string">
            <text:p text:style-name="P11">archivo10</text:p>
          </table:table-cell>
          <table:table-cell table:style-name="Taula9.B11" office:value-type="string">
            <text:p text:style-name="P18">rw-r--r--</text:p>
          </table:table-cell>
          <table:table-cell table:style-name="Taula9.C11" office:value-type="string">
            <text:p text:style-name="P8"/>
          </table:table-cell>
          <table:table-cell table:style-name="Taula9.D11" office:value-type="string">
            <text:p text:style-name="P8"/>
          </table:table-cell>
        </table:table-row>
      </table:table>
      <text:p text:style-name="P108">Ejercicio <text:span text:style-name="T16">7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/>
          </table:table-cell>
        </table:table-row>
      </table:table>
      <text:p text:style-name="P96">Tom<text:span text:style-name="T17">a</text:span> los diez archivos del ejercicio anterior y así, a partir de los permisos que los ha asignado previamente, pas<text:span text:style-name="T17">a</text:span>n a tener los permisos que se indican en la tabla utilizando los operadores + y -.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7">Archivo</text:p>
          </table:table-cell>
          <table:table-cell table:style-name="Tabla4.A1" office:value-type="string">
            <text:p text:style-name="P17">Permisos</text:p>
          </table:table-cell>
          <table:table-cell table:style-name="Tabla4.C1" office:value-type="string">
            <text:p text:style-name="P19">Operación (operadores + y -)</text:p>
          </table:table-cell>
        </table:table-row>
        <table:table-row>
          <table:table-cell table:style-name="Tabla4.A11" office:value-type="string">
            <text:p text:style-name="P12">archivo1</text:p>
          </table:table-cell>
          <table:table-cell table:style-name="Tabla4.B2" office:value-type="string">
            <text:p text:style-name="P61"><text:span text:style-name="T18">rws-wx--x</text:span></text:p>
          </table:table-cell>
          <table:table-cell table:style-name="Tabla4.C2" office:value-type="string">
            <text:p text:style-name="P53">chmod u+s , g+wx, o+x archivo1</text:p>
          </table:table-cell>
        </table:table-row>
        <table:table-row>
          <table:table-cell table:style-name="Tabla4.A11" office:value-type="string">
            <text:p text:style-name="P12">archivo2</text:p>
          </table:table-cell>
          <table:table-cell table:style-name="Tabla4.B3" office:value-type="string">
            <text:p text:style-name="P61"><text:span text:style-name="T18">r--r--r--</text:span></text:p>
          </table:table-cell>
          <table:table-cell table:style-name="Tabla4.C3" office:value-type="string">
            <text:p text:style-name="P54">chmod <text:span text:style-name="T21">a</text:span>+<text:span text:style-name="T21">r</text:span> archivo<text:span text:style-name="T21">2</text:span></text:p>
          </table:table-cell>
        </table:table-row>
        <table:table-row>
          <table:table-cell table:style-name="Tabla4.A11" office:value-type="string">
            <text:p text:style-name="P12">archivo3</text:p>
          </table:table-cell>
          <table:table-cell table:style-name="Tabla4.B4" office:value-type="string">
            <text:p text:style-name="P61"><text:span text:style-name="T18">rwxrwxrwx</text:span></text:p>
          </table:table-cell>
          <table:table-cell table:style-name="Tabla4.C4" office:value-type="string">
            <text:p text:style-name="P54">chmod <text:span text:style-name="T21">a+rwx</text:span> archivo<text:span text:style-name="T21">3</text:span></text:p>
          </table:table-cell>
        </table:table-row>
        <table:table-row>
          <table:table-cell table:style-name="Tabla4.A11" office:value-type="string">
            <text:p text:style-name="P12">archivo4</text:p>
          </table:table-cell>
          <table:table-cell table:style-name="Tabla4.B5" office:value-type="string">
            <text:p text:style-name="P61"><text:span text:style-name="T18">rwxrws---</text:span></text:p>
          </table:table-cell>
          <table:table-cell table:style-name="Tabla4.C5" office:value-type="string">
            <text:p text:style-name="P55">chmod u+<text:span text:style-name="T22">rwx</text:span>, g+<text:span text:style-name="T22">s, </text:span><text:span text:style-name="T23">o-rwx</text:span> archivo<text:span text:style-name="T22">4</text:span></text:p>
          </table:table-cell>
        </table:table-row>
        <table:table-row>
          <table:table-cell table:style-name="Tabla4.A11" office:value-type="string">
            <text:p text:style-name="P12">archivo5</text:p>
          </table:table-cell>
          <table:table-cell table:style-name="Tabla4.B6" office:value-type="string">
            <text:p text:style-name="P61"><text:span text:style-name="T18">rwxrwx---</text:span></text:p>
          </table:table-cell>
          <table:table-cell table:style-name="Tabla4.C6" office:value-type="string">
            <text:p text:style-name="P9"/>
          </table:table-cell>
        </table:table-row>
        <table:table-row>
          <table:table-cell table:style-name="Tabla4.A11" office:value-type="string">
            <text:p text:style-name="P12">archivo6</text:p>
          </table:table-cell>
          <table:table-cell table:style-name="Tabla4.B7" office:value-type="string">
            <text:p text:style-name="P61"><text:span text:style-name="T18">rwsrwx-wx</text:span></text:p>
          </table:table-cell>
          <table:table-cell table:style-name="Tabla4.C7" office:value-type="string">
            <text:p text:style-name="P9"/>
          </table:table-cell>
        </table:table-row>
        <table:table-row>
          <table:table-cell table:style-name="Tabla4.A11" office:value-type="string">
            <text:p text:style-name="P12">archivo7</text:p>
          </table:table-cell>
          <table:table-cell table:style-name="Tabla4.B8" office:value-type="string">
            <text:p text:style-name="P61"><text:span text:style-name="T18">rwxrwxrwx</text:span></text:p>
          </table:table-cell>
          <table:table-cell table:style-name="Tabla4.C8" office:value-type="string">
            <text:p text:style-name="P9"/>
          </table:table-cell>
        </table:table-row>
        <table:table-row>
          <table:table-cell table:style-name="Tabla4.A11" office:value-type="string">
            <text:p text:style-name="P12">archivo8</text:p>
          </table:table-cell>
          <table:table-cell table:style-name="Tabla4.B9" office:value-type="string">
            <text:p text:style-name="P61"><text:span text:style-name="T18">rws--s--t</text:span></text:p>
          </table:table-cell>
          <table:table-cell table:style-name="Tabla4.C9" office:value-type="string">
            <text:p text:style-name="P9"/>
          </table:table-cell>
        </table:table-row>
        <text:soft-page-break/>
        <table:table-row>
          <table:table-cell table:style-name="Tabla4.A11" office:value-type="string">
            <text:p text:style-name="P12">archivo9</text:p>
          </table:table-cell>
          <table:table-cell table:style-name="Tabla4.B10" office:value-type="string">
            <text:p text:style-name="P61"><text:span text:style-name="T18">rwxrwxrwx</text:span></text:p>
          </table:table-cell>
          <table:table-cell table:style-name="Tabla4.C10" office:value-type="string">
            <text:p text:style-name="P9"/>
          </table:table-cell>
        </table:table-row>
        <table:table-row>
          <table:table-cell table:style-name="Tabla4.A11" office:value-type="string">
            <text:p text:style-name="P12">archivo10</text:p>
          </table:table-cell>
          <table:table-cell table:style-name="Tabla4.B11" office:value-type="string">
            <text:p text:style-name="P61"><text:span text:style-name="T18">rw-rw-rw-</text:span></text:p>
          </table:table-cell>
          <table:table-cell table:style-name="Tabla4.C11" office:value-type="string">
            <text:p text:style-name="P9"/>
          </table:table-cell>
        </table:table-row>
      </table:table>
      <text:p text:style-name="P109">Ejercicio <text:span text:style-name="T25">8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7"/>
          </table:table-cell>
        </table:table-row>
      </table:table>
      <text:p text:style-name="P97">Cre<text:span text:style-name="T28">a</text:span> un nuevo directorio en /tmp. Con un usuario convencional, intente cambiar su propietario para que sea el root y el grupo con el mismo nombre. <text:span text:style-name="T28">¿</text:span>Qué ocurre y por qué? <text:span text:style-name="T28">¿</text:span>C<text:span text:style-name="T28">ó</text:span>mo podremos solucionar esta situación?</text:p>
      <text:p text:style-name="P109">Ejercicio <text:span text:style-name="T25">9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7"/>
          </table:table-cell>
        </table:table-row>
      </table:table>
      <text:p text:style-name="P97">Utilizando el comando chown, escrib<text:span text:style-name="T29">e</text:span> un equivalente a "chgrp root archivo"</text:p>
      <text:p text:style-name="P110">Ejercicio <text:span text:style-name="T26">10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8"/>
          </table:table-cell>
        </table:table-row>
      </table:table>
      <text:p text:style-name="P98">Tom<text:span text:style-name="T17">a</text:span> los diez archivos del ejercicio anterior y así, a partir de los permisos que los ha asignado previamente, pas<text:span text:style-name="T17">a</text:span>n a tener los permisos que se indican en la tabla utilizando los operadores + y -.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20">Máscara</text:p>
          </table:table-cell>
          <table:table-cell table:style-name="Tabla8.A1" office:value-type="string">
            <text:p text:style-name="P41">Permisos <text:span text:style-name="T27">máximos ficheros (octal)</text:span></text:p>
          </table:table-cell>
          <table:table-cell table:style-name="Tabla8.A1" office:value-type="string">
            <text:p text:style-name="P42">Permisos <text:span text:style-name="T27">máximos ficheros (completa)</text:span></text:p>
          </table:table-cell>
          <table:table-cell table:style-name="Tabla8.A1" office:value-type="string">
            <text:p text:style-name="P42">Permisos <text:span text:style-name="T27">máximos directorios (octal)</text:span></text:p>
          </table:table-cell>
          <table:table-cell table:style-name="Tabla8.E1" office:value-type="string">
            <text:p text:style-name="P42">Permisos <text:span text:style-name="T27">máximos directorios (completa)</text:span></text:p>
          </table:table-cell>
        </table:table-row>
        <table:table-row>
          <table:table-cell table:style-name="Tabla8.A7" office:value-type="string">
            <text:p text:style-name="P21">024</text:p>
          </table:table-cell>
          <table:table-cell table:style-name="Tabla8.B2" office:value-type="string">
            <text:p text:style-name="P56">642</text:p>
          </table:table-cell>
          <table:table-cell table:style-name="Tabla8.C2" office:value-type="string">
            <text:p text:style-name="P56">rw-r---w-</text:p>
          </table:table-cell>
          <table:table-cell table:style-name="Tabla8.D2" office:value-type="string">
            <text:p text:style-name="P57">753</text:p>
          </table:table-cell>
          <table:table-cell table:style-name="Tabla8.E2" office:value-type="string">
            <text:p text:style-name="P56">rwxr-x-wx</text:p>
          </table:table-cell>
        </table:table-row>
        <table:table-row>
          <table:table-cell table:style-name="Tabla8.A7" office:value-type="string">
            <text:p text:style-name="P13"/>
          </table:table-cell>
          <table:table-cell table:style-name="Tabla8.B3" office:value-type="string">
            <text:p text:style-name="P72">111</text:p>
          </table:table-cell>
          <table:table-cell table:style-name="Tabla8.C3" office:value-type="string">
            <text:p text:style-name="P62"/>
          </table:table-cell>
          <table:table-cell table:style-name="Tabla8.D3" office:value-type="string">
            <text:p text:style-name="P62"/>
          </table:table-cell>
          <table:table-cell table:style-name="Tabla8.E3" office:value-type="string">
            <text:p text:style-name="P62"/>
          </table:table-cell>
        </table:table-row>
        <table:table-row>
          <table:table-cell table:style-name="Tabla8.A7" office:value-type="string">
            <text:p text:style-name="P13"/>
          </table:table-cell>
          <table:table-cell table:style-name="Tabla8.B4" office:value-type="string">
            <text:p text:style-name="P62"><text:span text:style-name="T18"/></text:p>
          </table:table-cell>
          <table:table-cell table:style-name="Tabla8.C4" office:value-type="string">
            <text:p text:style-name="P73">rw-rw-rw-</text:p>
          </table:table-cell>
          <table:table-cell table:style-name="Tabla8.D4" office:value-type="string">
            <text:p text:style-name="P62"/>
          </table:table-cell>
          <table:table-cell table:style-name="Tabla8.E4" office:value-type="string">
            <text:p text:style-name="P62"/>
          </table:table-cell>
        </table:table-row>
        <table:table-row>
          <table:table-cell table:style-name="Tabla8.A7" office:value-type="string">
            <text:p text:style-name="P13"/>
          </table:table-cell>
          <table:table-cell table:style-name="Tabla8.B5" office:value-type="string">
            <text:p text:style-name="P62"><text:span text:style-name="T18"/></text:p>
          </table:table-cell>
          <table:table-cell table:style-name="Tabla8.C5" office:value-type="string">
            <text:p text:style-name="P62"/>
          </table:table-cell>
          <table:table-cell table:style-name="Tabla8.D5" office:value-type="string">
            <text:p text:style-name="P67">555</text:p>
          </table:table-cell>
          <table:table-cell table:style-name="Tabla8.E5" office:value-type="string">
            <text:p text:style-name="P62"/>
          </table:table-cell>
        </table:table-row>
        <table:table-row>
          <table:table-cell table:style-name="Tabla8.A7" office:value-type="string">
            <text:p text:style-name="P13"/>
          </table:table-cell>
          <table:table-cell table:style-name="Tabla8.B6" office:value-type="string">
            <text:p text:style-name="P62"><text:span text:style-name="T18"/></text:p>
          </table:table-cell>
          <table:table-cell table:style-name="Tabla8.C6" office:value-type="string">
            <text:p text:style-name="P62"/>
          </table:table-cell>
          <table:table-cell table:style-name="Tabla8.D6" office:value-type="string">
            <text:p text:style-name="P62"/>
          </table:table-cell>
          <table:table-cell table:style-name="Tabla8.E6" office:value-type="string">
            <text:p text:style-name="P73">rw-rw-rw-</text:p>
          </table:table-cell>
        </table:table-row>
        <table:table-row>
          <table:table-cell table:style-name="Tabla8.A7" office:value-type="string">
            <text:p text:style-name="P22">777</text:p>
          </table:table-cell>
          <table:table-cell table:style-name="Tabla8.B7" office:value-type="string">
            <text:p text:style-name="P62"><text:span text:style-name="T18"/></text:p>
          </table:table-cell>
          <table:table-cell table:style-name="Tabla8.C7" office:value-type="string">
            <text:p text:style-name="P62"/>
          </table:table-cell>
          <table:table-cell table:style-name="Tabla8.D7" office:value-type="string">
            <text:p text:style-name="P62"/>
          </table:table-cell>
          <table:table-cell table:style-name="Tabla8.E7" office:value-type="string">
            <text:p text:style-name="P62"/>
          </table:table-cell>
        </table:table-row>
        <table:table-row>
          <table:table-cell table:style-name="Tabla8.A8" office:value-type="string">
            <text:p text:style-name="P22">027</text:p>
          </table:table-cell>
          <table:table-cell table:style-name="Tabla8.B8" office:value-type="string">
            <text:p text:style-name="P62"><text:span text:style-name="T18"/></text:p>
          </table:table-cell>
          <table:table-cell table:style-name="Tabla8.C8" office:value-type="string">
            <text:p text:style-name="P62"/>
          </table:table-cell>
          <table:table-cell table:style-name="Tabla8.D8" office:value-type="string">
            <text:p text:style-name="P62"/>
          </table:table-cell>
          <table:table-cell table:style-name="Tabla8.E8" office:value-type="string">
            <text:p text:style-name="P62"/>
          </table:table-cell>
        </table:table-row>
      </table:table>
      <text:p text:style-name="P110">Ejercicio <text:span text:style-name="T26">11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8"/>
          </table:table-cell>
        </table:table-row>
      </table:table>
      <text:p text:style-name="P98">Como sab<text:span text:style-name="T30">emos</text:span>, las máscaras pierden su efecto cuando cerramos la sesión o la terminal en la que trabajamos. <text:span text:style-name="T31">¿</text:span>C<text:span text:style-name="T31">ó</text:span>mo podríamos hacer que para nuestro usuario se aplicara, por defecto, la máscara 000? Prueb<text:span text:style-name="T31">a</text:span> a hacerlo y expli<text:span text:style-name="T31">ca</text:span> los resultados obtenidos. Cuando ya lo haya probado, deshacer estos cambios, por su seguridad.</text:p>
      <text:p text:style-name="P82">Compactación y compresión de ficheros y directorios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0"/>
          </table:table-cell>
        </table:table-row>
      </table:table>
      <text:p text:style-name="P86">Ejercicio <text:span text:style-name="T26">12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1"/>
          </table:table-cell>
        </table:table-row>
      </table:table>
      <text:p text:style-name="P99">Cre<text:span text:style-name="T32">a</text:span> un archivo tar de <text:span text:style-name="T32">t</text:span>u directorio /home. Compar<text:span text:style-name="T32">a</text:span> <text:span text:style-name="T32">el tamaño</text:span> en disco de este fichero con el <text:span text:style-name="T32">tamaño</text:span> de los ficheros reales (indica los <text:span text:style-name="T32">comandos</text:span> <text:span text:style-name="T32">utilizados</text:span> para esta comparación).</text:p>
      <text:p text:style-name="P87">Ejercicio <text:span text:style-name="T26">13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2"/>
          </table:table-cell>
        </table:table-row>
      </table:table>
      <text:p text:style-name="P100">Crea tres archivos de texto <text:span text:style-name="T33">h</text:span>ijo1, <text:span text:style-name="T33">h</text:span>ijo2 y <text:span text:style-name="T33">hijo3</text:span> dentro de un directorio llamado padre. Dentro de estos archivos introdu<text:span text:style-name="T34">ce</text:span> el texto "Yo soy el hijo N", donde la N representa el número de <text:soft-page-break/>archivo. Comprimir el directorio y todo su contenido con las utilidades gzip y bzip2 (pa<text:span text:style-name="T35">d</text:span>regz y pa<text:span text:style-name="T35">d</text:span>rebz2). <text:span text:style-name="T35">¿</text:span>Qué ocurre? ¿Por qué? <text:span text:style-name="T35">¿</text:span>Qué haría para poder comprimir estos archivos con los dos sistemas de compresión indicados?</text:p>
      <text:p text:style-name="P88">Ejercicio <text:span text:style-name="T26">14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3"/>
          </table:table-cell>
        </table:table-row>
      </table:table>
      <text:p text:style-name="P101">Descomprimir y desempaquete los dos archivos del ejercicio anterior:</text:p>
      <text:p text:style-name="P114">1. En un único paso, utilizando únicamente la herramienta tar.</text:p>
      <text:p text:style-name="P115">2. En dos pasos, utilizando la herramienta tar junto con la herramienta específica de compresión y descompresión.</text:p>
      <text:p text:style-name="P115">3. Conectando los dos pasos del apartado anterior mediante una pipe (PISTA!</text:p>
      <text:p text:style-name="P116">Utilizar el operador "-").</text:p>
      <text:p text:style-name="P89">Ejercicio <text:span text:style-name="T26">15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4"/>
          </table:table-cell>
        </table:table-row>
      </table:table>
      <text:p text:style-name="P117">Copiar el ejecutable del <text:span text:style-name="T36">comando</text:span> ls en <text:span text:style-name="T36">t</text:span>u directorio de usuario. Comprueb<text:span text:style-name="T36">a</text:span> si se ha incrementado o no el número de links a ls. ¿Cuáles son los inodos de cada uno de estos archivos? Es importante indi<text:span text:style-name="T36">car</text:span> los <text:span text:style-name="T36">comando</text:span> llevado<text:span text:style-name="T36">s</text:span> a cabo para realizar las comprobaciones y copias.</text:p>
      <text:p text:style-name="P90">Ejercicio <text:span text:style-name="T26">16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5"/>
          </table:table-cell>
        </table:table-row>
      </table:table>
      <text:p text:style-name="P118">Cre<text:span text:style-name="T37">a</text:span> un archivo y un directorio de pruebas. Ha<text:span text:style-name="T37">z</text:span> un enlace simbólico a cada uno de los elementos anteriores y rellene la tabla siguiente.</text:p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45"/>
          </table:table-cell>
          <table:table-cell table:style-name="Tabla16.A1" office:value-type="string">
            <text:p text:style-name="P45">Enlace al directorio</text:p>
          </table:table-cell>
          <table:table-cell table:style-name="Tabla16.C1" office:value-type="string">
            <text:p text:style-name="P45">Enlace al fichero</text:p>
          </table:table-cell>
        </table:table-row>
        <table:table-row>
          <table:table-cell table:style-name="Tabla16.A2" office:value-type="string">
            <text:p text:style-name="P48">Ha aumentado el número de enlaces <text:span text:style-name="T38">al fichero</text:span>/directorio original?</text:p>
          </table:table-cell>
          <table:table-cell table:style-name="Tabla16.B2" office:value-type="string">
            <text:p text:style-name="P58"/>
          </table:table-cell>
          <table:table-cell table:style-name="Tabla16.C2" office:value-type="string">
            <text:p text:style-name="P58"/>
          </table:table-cell>
        </table:table-row>
        <table:table-row>
          <table:table-cell table:style-name="Tabla16.A3" office:value-type="string">
            <text:p text:style-name="P43">Comparte el número de inode con su original? (<text:span text:style-name="T43">indícalo</text:span>)</text:p>
          </table:table-cell>
          <table:table-cell table:style-name="Tabla16.B3" office:value-type="string">
            <text:p text:style-name="P63"/>
          </table:table-cell>
          <table:table-cell table:style-name="Tabla16.C3" office:value-type="string">
            <text:p text:style-name="P63"/>
          </table:table-cell>
        </table:table-row>
        <table:table-row>
          <table:table-cell table:style-name="Tabla16.A4" office:value-type="string">
            <text:p text:style-name="P50">¿Qué ocurre si eliminamos <text:span text:style-name="T40">el</text:span> enlace?</text:p>
          </table:table-cell>
          <table:table-cell table:style-name="Tabla16.B4" office:value-type="string">
            <text:p text:style-name="P74"/>
          </table:table-cell>
          <table:table-cell table:style-name="Tabla16.C4" office:value-type="string">
            <text:p text:style-name="P63"/>
          </table:table-cell>
        </table:table-row>
        <table:table-row>
          <table:table-cell table:style-name="Tabla16.A5" office:value-type="string">
            <text:p text:style-name="P51">¿Qué ocurre si eliminamos <text:span text:style-name="T40">el archivo original</text:span>?</text:p>
          </table:table-cell>
          <table:table-cell table:style-name="Tabla16.B5" office:value-type="string">
            <text:p text:style-name="P63"/>
          </table:table-cell>
          <table:table-cell table:style-name="Tabla16.C5" office:value-type="string">
            <text:p text:style-name="P68"/>
          </table:table-cell>
        </table:table-row>
      </table:table>
      <text:p text:style-name="P111">Ejercicio <text:span text:style-name="T26">17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6"/>
          </table:table-cell>
        </table:table-row>
      </table:table>
      <text:p text:style-name="P119">Cre<text:span text:style-name="T37">a</text:span> un archivo y un directorio de pruebas. Ha<text:span text:style-name="T37">z</text:span> un enlace <text:span text:style-name="T41">fuerte</text:span> a cada uno de los elementos anteriores y rellene la tabla siguiente.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46"/>
          </table:table-cell>
          <table:table-cell table:style-name="Tabla18.A1" office:value-type="string">
            <text:p text:style-name="P46">Enlace al directorio</text:p>
          </table:table-cell>
          <table:table-cell table:style-name="Tabla18.C1" office:value-type="string">
            <text:p text:style-name="P46">Enlace al fichero</text:p>
          </table:table-cell>
        </table:table-row>
        <table:table-row>
          <table:table-cell table:style-name="Tabla18.A2" office:value-type="string">
            <text:p text:style-name="P49">Ha aumentado el número de enlaces <text:span text:style-name="T38">al fichero</text:span>/directorio original?</text:p>
          </table:table-cell>
          <table:table-cell table:style-name="Tabla18.B2" office:value-type="string">
            <text:p text:style-name="P59"/>
          </table:table-cell>
          <table:table-cell table:style-name="Tabla18.C2" office:value-type="string">
            <text:p text:style-name="P59"/>
          </table:table-cell>
        </table:table-row>
        <table:table-row>
          <table:table-cell table:style-name="Tabla18.A3" office:value-type="string">
            <text:p text:style-name="P44">Comparte el número de inode con su original? (<text:span text:style-name="T39">i</text:span>nd<text:span text:style-name="T43">ícalo</text:span>)</text:p>
          </table:table-cell>
          <table:table-cell table:style-name="Tabla18.B3" office:value-type="string">
            <text:p text:style-name="P64"/>
          </table:table-cell>
          <table:table-cell table:style-name="Tabla18.C3" office:value-type="string">
            <text:p text:style-name="P64"/>
          </table:table-cell>
        </table:table-row>
        <text:soft-page-break/>
        <table:table-row>
          <table:table-cell table:style-name="Tabla18.A4" office:value-type="string">
            <text:p text:style-name="P52">¿Qué ocurre si eliminamos <text:span text:style-name="T40">el</text:span> enlace?</text:p>
          </table:table-cell>
          <table:table-cell table:style-name="Tabla18.B4" office:value-type="string">
            <text:p text:style-name="P75"/>
          </table:table-cell>
          <table:table-cell table:style-name="Tabla18.C4" office:value-type="string">
            <text:p text:style-name="P64"/>
          </table:table-cell>
        </table:table-row>
        <table:table-row>
          <table:table-cell table:style-name="Tabla18.A5" office:value-type="string">
            <text:p text:style-name="P52">¿Qué ocurre si eliminamos <text:span text:style-name="T40">el archivo original</text:span>?</text:p>
          </table:table-cell>
          <table:table-cell table:style-name="Tabla18.B5" office:value-type="string">
            <text:p text:style-name="P64"/>
          </table:table-cell>
          <table:table-cell table:style-name="Tabla18.C5" office:value-type="string">
            <text:p text:style-name="P69"/>
          </table:table-cell>
        </table:table-row>
      </table:table>
      <text:p text:style-name="P112">Ejercicio <text:span text:style-name="T26">18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7"/>
          </table:table-cell>
        </table:table-row>
      </table:table>
      <text:p text:style-name="P120">Cre<text:span text:style-name="T44">a</text:span> un directorio en su directorio de usuario y ejecut<text:span text:style-name="T44">a</text:span> ls -le. <text:span text:style-name="T44">¿</text:span>C<text:span text:style-name="T44">ó</text:span>mo es que el inode correspondiente al directorio recién creado tiene dos <text:span text:style-name="T45">enlaces</text:span> fuertes? Indica c<text:span text:style-name="T46">ó</text:span>mo ha comprobado esta información.</text:p>
      <text:p text:style-name="P91">Ejercicio <text:span text:style-name="T26">19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8"/>
          </table:table-cell>
        </table:table-row>
      </table:table>
      <text:p text:style-name="P122">¿Cómo podemos crear enlaces simbólicos y fuertes en Windows?</text:p>
      <text:p text:style-name="P91">Ejercicio <text:span text:style-name="T42">20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8"/>
          </table:table-cell>
        </table:table-row>
      </table:table>
      <text:p text:style-name="P123">Rellena la tabla siguiente, refernte al comando find y sus opciones.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47">Comando</text:p>
          </table:table-cell>
          <table:table-cell table:style-name="Tabla22.B1" office:value-type="string">
            <text:p text:style-name="P47">Función</text:p>
          </table:table-cell>
        </table:table-row>
        <table:table-row>
          <table:table-cell table:style-name="Tabla22.A2" office:value-type="string">
            <text:p text:style-name="P71"><text:span text:style-name="T19">find /bin -links +1</text:span></text:p>
          </table:table-cell>
          <table:table-cell table:style-name="Tabla22.B2" office:value-type="string">
            <text:p text:style-name="P60"/>
          </table:table-cell>
        </table:table-row>
        <table:table-row>
          <table:table-cell table:style-name="Tabla22.A3" office:value-type="string">
            <text:p text:style-name="P65"><text:span text:style-name="T20">find ~ -size +8192k -type f</text:span></text:p>
          </table:table-cell>
          <table:table-cell table:style-name="Tabla22.B3" office:value-type="string">
            <text:p text:style-name="P65"/>
          </table:table-cell>
        </table:table-row>
        <table:table-row>
          <table:table-cell table:style-name="Tabla22.A4" office:value-type="string">
            <text:p text:style-name="P76"><text:span text:style-name="T20">find . -maxdepth 1 -type f -exec grep -lv “^hola$”</text:span></text:p>
            <text:p text:style-name="P79"><text:span text:style-name="T19">{} \;</text:span></text:p>
          </table:table-cell>
          <table:table-cell table:style-name="Tabla22.B4" office:value-type="string">
            <text:p text:style-name="P65"/>
          </table:table-cell>
        </table:table-row>
        <table:table-row>
          <table:table-cell table:style-name="Tabla22.A5" office:value-type="string">
            <text:p text:style-name="P77"><text:span text:style-name="T20">find / -uid 529</text:span></text:p>
          </table:table-cell>
          <table:table-cell table:style-name="Tabla22.B5" office:value-type="string">
            <text:p text:style-name="P65"/>
          </table:table-cell>
        </table:table-row>
        <table:table-row>
          <table:table-cell table:style-name="Tabla22.A6" office:value-type="string">
            <text:p text:style-name="P66"><text:span text:style-name="T20">find / -atime -7 | tee sortida.txt | wc -l</text:span></text:p>
          </table:table-cell>
          <table:table-cell table:style-name="Tabla22.B6" office:value-type="string">
            <text:p text:style-name="P70"/>
          </table:table-cell>
        </table:table-row>
        <table:table-row>
          <table:table-cell table:style-name="Tabla22.A10" office:value-type="string">
            <text:p text:style-name="P80"><text:span text:style-name="T19">find /usr/local/install \( -name 'readme' -or -name</text:span></text:p>
            <text:p text:style-name="P66"><text:span text:style-name="T20">'Readme' \)</text:span></text:p>
          </table:table-cell>
          <table:table-cell table:style-name="Tabla22.B10" office:value-type="string">
            <text:p text:style-name="P70"/>
          </table:table-cell>
        </table:table-row>
        <table:table-row>
          <table:table-cell table:style-name="Tabla22.A10" office:value-type="string">
            <text:p text:style-name="P66"><text:span text:style-name="T20">find . ! -name '*~' -type f</text:span></text:p>
          </table:table-cell>
          <table:table-cell table:style-name="Tabla22.B10" office:value-type="string">
            <text:p text:style-name="P70"/>
          </table:table-cell>
        </table:table-row>
        <table:table-row>
          <table:table-cell table:style-name="Tabla22.A10" office:value-type="string">
            <text:p text:style-name="P66"><text:span text:style-name="T20">find ~ -perm 644</text:span></text:p>
          </table:table-cell>
          <table:table-cell table:style-name="Tabla22.B10" office:value-type="string">
            <text:p text:style-name="P70"/>
          </table:table-cell>
        </table:table-row>
        <table:table-row>
          <table:table-cell table:style-name="Tabla22.A10" office:value-type="string">
            <text:p text:style-name="P77"><text:span text:style-name="T20">find . -inum 1428846 -exec mv {} ~/nou \;</text:span></text:p>
          </table:table-cell>
          <table:table-cell table:style-name="Tabla22.B10" office:value-type="string">
            <text:p text:style-name="P70"/>
          </table:table-cell>
        </table:table-row>
      </table:table>
      <text:p text:style-name="P113">Ejercicio <text:span text:style-name="T42">21</text:span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9"/>
          </table:table-cell>
        </table:table-row>
      </table:table>
      <text:p text:style-name="P124">Escrib<text:span text:style-name="T47">e</text:span> un <text:span text:style-name="T47">comando</text:span> que muestre los archivos ordinarios de extensión txt de todo el sistema que hace más de una semana que han sido accedidos y tienen un tamaño superior a 10 kilobytes.</text:p>
      <text:p text:style-name="P92">Ejercicio <text:span text:style-name="T42">22</text:span>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9"/>
          </table:table-cell>
        </table:table-row>
      </table:table>
      <text:p text:style-name="P124">Escrib<text:span text:style-name="T48">e</text:span> un <text:span text:style-name="T48">comando</text:span> que copi<text:span text:style-name="T48">e</text:span> el directorio updated todos los archivos ordinarios del directorio actual (pero no sus subdirectorios) que hayan sido modificados a lo largo de las últimas 48 horas.</text:p>
      <text:p text:style-name="P92">Ejercicio <text:span text:style-name="T42">23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9"/>
          </table:table-cell>
        </table:table-row>
      </table:table>
      <text:p text:style-name="P125">Escrib<text:span text:style-name="T48">e</text:span> un <text:span text:style-name="T48">comando</text:span> que busque el directorio de usuario y sus subdirectorios los ficheros <text:soft-page-break/>ordinarios que hayan sido cambiados de permisos hace menos de 24 horas y que pertenezcan al grupo con gid 503. El nombre de todos estos ficheros se deberá modificar añadiendo la extensión ".old".</text:p>
      <text:p text:style-name="P92">Ejercicio <text:span text:style-name="T42">24</text:span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9"/>
          </table:table-cell>
        </table:table-row>
      </table:table>
      <text:p text:style-name="P124">Escrib<text:span text:style-name="T49">e</text:span> un <text:span text:style-name="T49">comando</text:span> que busque el directorio actual ficheros ordinarios con permisos de lectura y escritura para su propietario y que no tengan permisos ni para el grupo ni para el resto de usuarios y haga que d<text:span text:style-name="T49">e</text:span> los mismos permisos para las tres entidades ( lectura y escritura).</text:p>
      <text:p text:style-name="P83">Compa<text:span text:style-name="T50">ración de ficheros de texto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0"/>
          </table:table-cell>
        </table:table-row>
      </table:table>
      <text:p text:style-name="P93">Ejercicio <text:span text:style-name="T50">25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40"/>
          </table:table-cell>
        </table:table-row>
      </table:table>
      <text:p text:style-name="P121"><text:span text:style-name="T51">Añade</text:span> un fichero C de la asignatura de programación y <text:span text:style-name="T51">haz</text:span> dos copias.</text:p>
      <text:p text:style-name="P126">• Haga una comparación simple entre las dos copias. <text:span text:style-name="T51">¿</text:span>Qué ocurre?</text:p>
      <text:p text:style-name="P127">• Haga modificaciones sencillas sobre el fichero (añadir saltos de línea, añadir espacios y</text:p>
      <text:p text:style-name="P127">tabuladores, cambiar mayúsculas por minúsculas) y haga la comparación de nuevo. <text:span text:style-name="T51">¿</text:span>Qué ocurre?</text:p>
      <text:p text:style-name="P127">• Ahora agregue los parámetros necesarios para que se ignoren los cambios simples del apartado anterior al hacer la comparación. Compruebe el resultado.</text:p>
      <text:p text:style-name="P127">• ¿Cómo podemos utilizar el comando patch para convertir la primera copia en la segunda?</text:p>
      <text:p text:style-name="P128">• ¿Cómo podríamos utilizar el comando de comparación para que trabaje con dos directorios, de forma recursiv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4" svg:font-family="Tahoma"/>
    <style:font-face style:name="Liberation Mono" svg:font-family="'Liberation Mono', Liberation" style:font-family-generic="moder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3" svg:font-family="Tahoma" style:font-pitch="variable"/>
    <style:font-face style:name="Arial-BoldMT" svg:font-family="Arial-Bold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Negrit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3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3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punctuation-wrap="hanging" style:line-break="strict" style:writing-mode="lr-tb"/>
      <style:text-properties fo:color="#000000" style:font-name="Liberation Mono" fo:font-family="'Liberation Mono', Liberation" style:font-family-generic="modern" fo:language="es" fo:country="ES" style:letter-kerning="false" style:font-name-asian="Liberation Mono" style:font-family-asian="'Liberation Mono', Liberation" style:font-family-generic-asian="modern" style:language-asian="zh" style:country-asian="CN" style:font-name-complex="Liberation Mono" style:font-family-complex="'Liberation Mono', Liberation" style:font-family-generic-complex="modern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3.307cm" style:rel-column-width="12749*"/>
    </style:style>
    <style:style style:name="Tabla2.B" style:family="table-column">
      <style:table-column-properties style:column-width="5.193cm" style:rel-column-width="20018*"/>
    </style:style>
    <style:style style:name="Tabla2.C" style:family="table-column">
      <style:table-column-properties style:column-width="4.094cm" style:rel-column-width="15781*"/>
    </style:style>
    <style:style style:name="Tabla2.D" style:family="table-column">
      <style:table-column-properties style:column-width="4.406cm" style:rel-column-width="16987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name-complex="Tahoma1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 style:font-name-complex="Tahoma1"/>
    </style:style>
    <style:style style:name="MP3" style:family="paragraph" style:parent-style-name="Table_20_Contents">
      <style:text-properties style:font-name="Tahoma1" fo:font-weight="bold" style:font-weight-asian="bold" style:font-name-complex="Tahoma1" style:font-weight-complex="bold"/>
    </style:style>
    <style:style style:name="MP4" style:family="paragraph" style:parent-style-name="Table_20_Contents">
      <style:text-properties style:font-name="Tahoma1" fo:font-weight="bold" officeooo:paragraph-rsid="001122d8" style:font-weight-asian="bold" style:font-name-complex="Tahoma1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officeooo:rsid="001122d8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Práctica: <text:span text:style-name="MT1">Práctica 17 - Trabajo con fichero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8-04-14T18:50:35.422000000</dc:date>
    <meta:editing-cycles>349</meta:editing-cycles>
    <meta:editing-duration>PT23H59M35S</meta:editing-duration>
    <meta:generator>LibreOffice/5.4.6.2$Windows_X86_64 LibreOffice_project/4014ce260a04f1026ba855d3b8d91541c224eab8</meta:generator>
    <meta:document-statistic meta:table-count="38" meta:image-count="0" meta:object-count="0" meta:page-count="6" meta:paragraph-count="184" meta:word-count="1436" meta:character-count="8718" meta:non-whitespace-character-count="7474"/>
  </office:meta>
</office:document-meta>
</file>